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ecification.getImplementationVend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cification.Specification( final String specificationTitle , final String specificationVersion , final String specificationVendor , final String implementationTitle , final String implementationVersion , final String implementationVend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ecification.getSpecification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cification.toStrin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pecification.removeDuplicates( final ArrayList li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pecification.getSec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ecification.isCompatibleWith( final Specification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cification.getSpecificati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cification.isEqual( final Specification specification , final Specification oth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ecification.getImplementation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cification.mergeInSections( final Specification specification , final ArrayList sectionsToAd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pecification.getSpecification( final String section , final Attributes attribut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pecification.getTrimmedString( final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cification.getSpecificationVend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cification.Specification( final String specificationTitle , final String specificationVersion , final String specificationVendor , final String implementationTitle , final String implementationVersion , final String implementationVendor , final String [ ] sec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pecification.getImplementati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cification.getCompatibilityWith( final Specification oth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pecification.getSpecifications( final Manifest manif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pecification.isCompatible( final DeweyDecimal first , final DeweyDecimal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